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0.003cm"/>
    </style:style>
    <style:style style:name="co3" style:family="table-column">
      <style:table-column-properties fo:break-before="auto" style:column-width="6.789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72cm"/>
    </style:style>
    <style:style style:name="co7" style:family="table-column">
      <style:table-column-properties fo:break-before="auto" style:column-width="5.808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6.7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I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to Gradu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DRIANO DE LIMA VINDILINO (VINDILINO)</text:p>
          </table:table-cell>
          <table:table-cell office:value-type="string" calcext:value-type="string">
            <text:p>4º BE Cmb (Itajubá-MG)</text:p>
          </table:table-cell>
          <table:table-cell office:value-type="string" calcext:value-type="string">
            <text:p>vindilino90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NTONIO EZEQUIEL DE SOUSA BARROS (EZEQUIEL)</text:p>
          </table:table-cell>
          <table:table-cell office:value-type="string" calcext:value-type="string">
            <text:p>DPGO (Brasília-DF)</text:p>
          </table:table-cell>
          <table:table-cell office:value-type="string" calcext:value-type="string">
            <text:p>ezequieldct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ÉSAR RICARDO VELASQUE TRINDADE (VELASQUE)</text:p>
          </table:table-cell>
          <table:table-cell office:value-type="string" calcext:value-type="string">
            <text:p>Cmdo 9ª RM (Campo Grande-MS)</text:p>
          </table:table-cell>
          <table:table-cell office:value-type="string" calcext:value-type="string">
            <text:p>crvtrindade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LAUDIO RENIS DA SILVA (RENIS)</text:p>
          </table:table-cell>
          <table:table-cell office:value-type="string" calcext:value-type="string">
            <text:p>4º BEC (Barreiras-BA)</text:p>
          </table:table-cell>
          <table:table-cell office:value-type="string" calcext:value-type="string">
            <text:p>claudiorenis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DARCÍLIO CARVALHO SANTANA (DARCILIO)</text:p>
          </table:table-cell>
          <table:table-cell office:value-type="string" calcext:value-type="string">
            <text:p>SEF (Brasília-DF)</text:p>
          </table:table-cell>
          <table:table-cell office:value-type="string" calcext:value-type="string">
            <text:p>darciliosantana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DVAR TIMBÓ MENDES SOBRINHO (EDVAR)</text:p>
          </table:table-cell>
          <table:table-cell office:value-type="string" calcext:value-type="string">
            <text:p>59º BI Mtz (Maceió-AL)</text:p>
          </table:table-cell>
          <table:table-cell office:value-type="string" calcext:value-type="string">
            <text:p>edvar_4022@hot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FLAVIO FREDERICO (FREDERICO)</text:p>
          </table:table-cell>
          <table:table-cell office:value-type="string" calcext:value-type="string">
            <text:p>CMRJ (Rio de Janeiro-RJ)</text:p>
          </table:table-cell>
          <table:table-cell office:value-type="string" calcext:value-type="string">
            <text:p>flaviofredy@hot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FRANCISCO JOSÉ DOS SANTOS (DOS SANTOS)</text:p>
          </table:table-cell>
          <table:table-cell office:value-type="string" calcext:value-type="string">
            <text:p>Cmdo 6ª RM (Salvador-BA)</text:p>
          </table:table-cell>
          <table:table-cell office:value-type="string" calcext:value-type="string">
            <text:p>dossantos.montese90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GIOVANI JADER DO NASCIMENTO (JADER)</text:p>
          </table:table-cell>
          <table:table-cell office:value-type="string" calcext:value-type="string">
            <text:p>4º BE Cmb (Itajubá-MG)</text:p>
          </table:table-cell>
          <table:table-cell office:value-type="string" calcext:value-type="string">
            <text:p>giovanijadernascimento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ÃO BOSCO DOS SANTOS FERREIRA (BOSCO)</text:p>
          </table:table-cell>
          <table:table-cell office:value-type="string" calcext:value-type="string">
            <text:p>COTER (Brasília-DF)</text:p>
          </table:table-cell>
          <table:table-cell office:value-type="string" calcext:value-type="string">
            <text:p>jbsf70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ÃO JUSTINO SANTOS DE MORAES (JUSTINO)</text:p>
          </table:table-cell>
          <table:table-cell office:value-type="string" calcext:value-type="string">
            <text:p>Cmdo 1º Gpt E (João Pessoa-PB)</text:p>
          </table:table-cell>
          <table:table-cell office:value-type="string" calcext:value-type="string">
            <text:p>jjustinosm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IAS SILVA DE OLIVEIRA (JOSIAS)</text:p>
          </table:table-cell>
          <table:table-cell office:value-type="string" calcext:value-type="string">
            <text:p>Cmdo 7ª RM (Recife-PE)</text:p>
          </table:table-cell>
          <table:table-cell office:value-type="string" calcext:value-type="string">
            <text:p>stenjosias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URANDIR SOARES VENTURA (VENTURA)</text:p>
          </table:table-cell>
          <table:table-cell office:value-type="string" calcext:value-type="string">
            <text:p>Cmdo 7ª RM (Recife-PE)</text:p>
          </table:table-cell>
          <table:table-cell office:value-type="string" calcext:value-type="string">
            <text:p>jurandirventura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KENNEDY MARCOS SOARES (KENNEDY)</text:p>
          </table:table-cell>
          <table:table-cell office:value-type="string" calcext:value-type="string">
            <text:p>2º BEC (Teresina-PI)</text:p>
          </table:table-cell>
          <table:table-cell office:value-type="string" calcext:value-type="string">
            <text:p>kmsoares681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LUÍS FLÁVIO FALCAO TORRES (FALCAO)</text:p>
          </table:table-cell>
          <table:table-cell office:value-type="string" calcext:value-type="string">
            <text:p>Esqd Cmdo 1ª Bda C Mec (Santiago-RS)</text:p>
          </table:table-cell>
          <table:table-cell office:value-type="string" calcext:value-type="string">
            <text:p>lfalcaotorres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ELO LUIZ DA SILVA (MARCELO LUIZ)</text:p>
          </table:table-cell>
          <table:table-cell office:value-type="string" calcext:value-type="string">
            <text:p>CTEx (Rio de Janeiro-RJ)</text:p>
          </table:table-cell>
          <table:table-cell office:value-type="string" calcext:value-type="string">
            <text:p>marcelofhp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OS LIMA DOS SANTOS (LIMA SANTOS)</text:p>
          </table:table-cell>
          <table:table-cell office:value-type="string" calcext:value-type="string">
            <text:p>Cia Cmdo 1º Gpt E (João Pessoa-PB)</text:p>
          </table:table-cell>
          <table:table-cell office:value-type="string" calcext:value-type="string">
            <text:p>limapqdtsantos@hot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ENATO WISNIEWSKI (RENATO)</text:p>
          </table:table-cell>
          <table:table-cell office:value-type="string" calcext:value-type="string">
            <text:p>4º B Log (Santa Maria-RS)</text:p>
          </table:table-cell>
          <table:table-cell office:value-type="string" calcext:value-type="string">
            <text:p>ticuna2000@bol.com.br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IVANILDO GOMES DOS SANTOS (GOMES)</text:p>
          </table:table-cell>
          <table:table-cell office:value-type="string" calcext:value-type="string">
            <text:p>MD (Brasília-DF)</text:p>
          </table:table-cell>
          <table:table-cell office:value-type="string" calcext:value-type="string">
            <text:p>gomesrgs@gmail.com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SILVIO SALES DE MENDONÇA (SILVIO)</text:p>
          </table:table-cell>
          <table:table-cell office:value-type="string" calcext:value-type="string">
            <text:p>D M E (Brasília-DF)</text:p>
          </table:table-cell>
          <table:table-cell office:value-type="string" calcext:value-type="string">
            <text:p>silviosalesmendonca@gmail.com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FLAVIO BARBOSA AMORIM (FLÁVIO AMORIM)</text:p>
          </table:table-cell>
          <table:table-cell office:value-type="string" calcext:value-type="string">
            <text:p>BCSv/AMAN (Resende-RJ)</text:p>
          </table:table-cell>
          <table:table-cell office:value-type="string" calcext:value-type="string">
            <text:p>amorim_flavio@yahoo.com.br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GIOVANI PRADO DE FARIA (GIOVANI)</text:p>
          </table:table-cell>
          <table:table-cell office:value-type="string" calcext:value-type="string">
            <text:p>14º GAC (Pouso Alegre-MG)</text:p>
          </table:table-cell>
          <table:table-cell office:value-type="string" calcext:value-type="string">
            <text:p>giovaniprado1968@gmail.com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RGE LUIS GARCIA D ANGELO (D ANGELO)</text:p>
          </table:table-cell>
          <table:table-cell office:value-type="string" calcext:value-type="string">
            <text:p>Cia Cmdo CML (Rio de Janeiro-RJ)</text:p>
          </table:table-cell>
          <table:table-cell office:value-type="string" calcext:value-type="string">
            <text:p>dangelo_1969@yahoo.com.br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PAULO AIRTON ALMEIDA CARVALHO (CARVALHO)</text:p>
          </table:table-cell>
          <table:table-cell office:value-type="string" calcext:value-type="string">
            <text:p>H Gu ALEGRETE (Alegrete-RS)</text:p>
          </table:table-cell>
          <table:table-cell office:value-type="string" calcext:value-type="string">
            <text:p>paulo_airton90@yahoo.com.br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PAULO HENRIQUE SOARES FONTES (HENRIQUE)</text:p>
          </table:table-cell>
          <table:table-cell office:value-type="string" calcext:value-type="string">
            <text:p>Cmdo 1ª RM (Rio de Janeiro-RJ)</text:p>
          </table:table-cell>
          <table:table-cell office:value-type="string" calcext:value-type="string">
            <text:p>phsfontes68@gmail.com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MANOEL ALVES TEIXEIRA (ALVES)</text:p>
          </table:table-cell>
          <table:table-cell office:value-type="string" calcext:value-type="string">
            <text:p>DPIMA (Brasília-DF)</text:p>
          </table:table-cell>
          <table:table-cell office:value-type="string" calcext:value-type="string">
            <text:p>alvinho758@hotmail.com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ALEXANDER XAVIER MOREIRA (ALEXANDER)</text:p>
          </table:table-cell>
          <table:table-cell office:value-type="string" calcext:value-type="string">
            <text:p>CRO / 11ª RM (Brasília-DF)</text:p>
          </table:table-cell>
          <table:table-cell office:value-type="string" calcext:value-type="string">
            <text:p>alexkurumin@gmail.com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ALFEU BRANDÃO SILVA (BRANDÃO)</text:p>
          </table:table-cell>
          <table:table-cell office:value-type="string" calcext:value-type="string">
            <text:p>9º BEC (Cuiabá-MT)</text:p>
          </table:table-cell>
          <table:table-cell office:value-type="string" calcext:value-type="string">
            <text:p>alfeubrandao@gmail.com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MARCOS PINTO DE OLIVEIRA FRANÇA (MARCOS PINTO)</text:p>
          </table:table-cell>
          <table:table-cell office:value-type="string" calcext:value-type="string">
            <text:p>25º B Log (Es) (Rio de Janeiro-RJ)</text:p>
          </table:table-cell>
          <table:table-cell office:value-type="string" calcext:value-type="string">
            <text:p>naviotanque055@gmail.com</text:p>
          </table:table-cell>
        </table:table-row>
      </table:table>
      <table:table table:name="INATIVO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osto Gradu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table:style-name="Default" office:value-type="string" calcext:value-type="string">
            <text:p>Data Reserva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IRTON AVILA DIAS (AIRTON)</text:p>
          </table:table-cell>
          <table:table-cell office:value-type="string" calcext:value-type="string">
            <text:p>aad.38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LCENO FIDELIX DA SILVA (ALCENO)</text:p>
          </table:table-cell>
          <table:table-cell office:value-type="string" calcext:value-type="string">
            <text:p>alcenofidelix@bol.com.br</text:p>
          </table:table-cell>
          <table:table-cell office:value-type="date" office:date-value="2021-08-31" calcext:value-type="date">
            <text:p>31/08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LESSANDRO FORTES BUSTAMANTE SÁ (BUSTAMANTE)</text:p>
          </table:table-cell>
          <table:table-cell office:value-type="string" calcext:value-type="string">
            <text:p>afbs90@gmail.com</text:p>
          </table:table-cell>
          <table:table-cell office:value-type="date" office:date-value="2021-07-31" calcext:value-type="date">
            <text:p>31/07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NDERSON DE PAULA DA SILVA (ANDERSON)</text:p>
          </table:table-cell>
          <table:table-cell office:value-type="string" calcext:value-type="string">
            <text:p>andaps1969@g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NTONIO JOÃO DE SOUSA FILHO (J SOUSA)</text:p>
          </table:table-cell>
          <table:table-cell office:value-type="string" calcext:value-type="string">
            <text:p>joaosousa90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ARLOS JOSÉ DE BARCELOS (BARCELOS)</text:p>
          </table:table-cell>
          <table:table-cell office:value-type="string" calcext:value-type="string">
            <text:p>sgt_barcelos@hotmail.com</text:p>
          </table:table-cell>
          <table:table-cell office:value-type="date" office:date-value="2020-02-29" calcext:value-type="date">
            <text:p>29/0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ARLOS VILELA ALVES (VILELA)</text:p>
          </table:table-cell>
          <table:table-cell office:value-type="string" calcext:value-type="string">
            <text:p>vilelacpv@hotmail.com</text:p>
          </table:table-cell>
          <table:table-cell office:value-type="date" office:date-value="2020-02-29" calcext:value-type="date">
            <text:p>29/0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HARLES ANTONIO GOMES EVARISTO (CHARLES)</text:p>
          </table:table-cell>
          <table:table-cell office:value-type="string" calcext:value-type="string">
            <text:p>stencharles1990@yahoo.com.br</text:p>
          </table:table-cell>
          <table:table-cell office:value-type="date" office:date-value="2020-11-30" calcext:value-type="date">
            <text:p>30/1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LAUTO SOUTO DA SILVA (SOUTO)</text:p>
          </table:table-cell>
          <table:table-cell office:value-type="string" calcext:value-type="string">
            <text:p>clautosouto@hotmail.com</text:p>
          </table:table-cell>
          <table:table-cell office:value-type="date" office:date-value="2020-11-30" calcext:value-type="date">
            <text:p>30/1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DEVANIR BENITES DA SILVA (BENITES)</text:p>
          </table:table-cell>
          <table:table-cell office:value-type="string" calcext:value-type="string">
            <text:p>benites.2021@outlook.com</text:p>
          </table:table-cell>
          <table:table-cell office:value-type="date" office:date-value="2020-01-31" calcext:value-type="date">
            <text:p>31/0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DIVO GOMES DA SILVA (EDIVO)</text:p>
          </table:table-cell>
          <table:table-cell office:value-type="string" calcext:value-type="string">
            <text:p>ciedivo@yahoo.com.br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DMILSON PEIXOTO (EDMILSON)</text:p>
          </table:table-cell>
          <table:table-cell office:value-type="string" calcext:value-type="string">
            <text:p>epcri0306@gmail.com</text:p>
          </table:table-cell>
          <table:table-cell office:value-type="date" office:date-value="2020-02-29" calcext:value-type="date">
            <text:p>29/0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LY BENÍCIO DE CARVALHO (BENÍCIO)</text:p>
          </table:table-cell>
          <table:table-cell office:value-type="string" calcext:value-type="string">
            <text:p>elybenicio90@gmail.com</text:p>
          </table:table-cell>
          <table:table-cell office:value-type="date" office:date-value="2021-08-31" calcext:value-type="date">
            <text:p>31/08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RALDO GOMES DE FARIAS (GOMES)</text:p>
          </table:table-cell>
          <table:table-cell office:value-type="string" calcext:value-type="string">
            <text:p>gomexjpa@gmail.com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FRANCISCO DE ASSIS BRITO (BRITO)</text:p>
          </table:table-cell>
          <table:table-cell office:value-type="string" calcext:value-type="string">
            <text:p>franciscobritocaico@gmail.com</text:p>
          </table:table-cell>
          <table:table-cell office:value-type="date" office:date-value="2021-02-28" calcext:value-type="date">
            <text:p>28/02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GILSON RIBEIRO DE SAMPAIO (SAMPAIO)</text:p>
          </table:table-cell>
          <table:table-cell office:value-type="string" calcext:value-type="string">
            <text:p>gilsonsampaio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GILVAN LUIS FERREIRA BRAGA (GILVAN)</text:p>
          </table:table-cell>
          <table:table-cell office:value-type="string" calcext:value-type="string">
            <text:p>glfb@bol.com.br</text:p>
          </table:table-cell>
          <table:table-cell office:value-type="date" office:date-value="2021-03-31" calcext:value-type="date">
            <text:p>31/03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HAMILTON GUIMARÃES DA CUNHA RODRIGUES (HAMILTON)</text:p>
          </table:table-cell>
          <table:table-cell office:value-type="string" calcext:value-type="string">
            <text:p>hamilton-71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HEITOR LUIZ DESSOY (HEITOR)</text:p>
          </table:table-cell>
          <table:table-cell office:value-type="string" calcext:value-type="string">
            <text:p>heitordessoy@hotmail.com</text:p>
          </table:table-cell>
          <table:table-cell office:value-type="date" office:date-value="2020-11-30" calcext:value-type="date">
            <text:p>30/1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HELDER LUCHI (LUCHI)</text:p>
          </table:table-cell>
          <table:table-cell office:value-type="string" calcext:value-type="string">
            <text:p>hluchi@hotmail.com</text:p>
          </table:table-cell>
          <table:table-cell office:value-type="date" office:date-value="2020-08-31" calcext:value-type="date">
            <text:p>31/08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ISAAC MORAIS DE ALMEIDA (ISAAC)</text:p>
          </table:table-cell>
          <table:table-cell office:value-type="string" calcext:value-type="string">
            <text:p>isaacpanosso@hotmail.com</text:p>
          </table:table-cell>
          <table:table-cell office:value-type="date" office:date-value="2021-02-28" calcext:value-type="date">
            <text:p>28/02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AIME CÉSAR GUIMARÃES (JAIME)</text:p>
          </table:table-cell>
          <table:table-cell office:value-type="string" calcext:value-type="string">
            <text:p>jaimecestp@yahoo.com.br</text:p>
          </table:table-cell>
          <table:table-cell office:value-type="date" office:date-value="2021-08-31" calcext:value-type="date">
            <text:p>31/08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ACIR DE OLIVEIRA REZENDE (JOACIR)</text:p>
          </table:table-cell>
          <table:table-cell office:value-type="string" calcext:value-type="string">
            <text:p>joaciror@gmail.com</text:p>
          </table:table-cell>
          <table:table-cell office:value-type="date" office:date-value="2020-01-31" calcext:value-type="date">
            <text:p>31/0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AQUIM NETO VIEIRA DE CARVALHO (J NETO)</text:p>
          </table:table-cell>
          <table:table-cell office:value-type="string" calcext:value-type="string">
            <text:p>sgt_jneto@hotmail.com</text:p>
          </table:table-cell>
          <table:table-cell office:value-type="date" office:date-value="2020-08-31" calcext:value-type="date">
            <text:p>31/08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RGE LEONI VALLIM VIEIRA (VALLIM)</text:p>
          </table:table-cell>
          <table:table-cell office:value-type="string" calcext:value-type="string">
            <text:p>jlvallim@hotmail.com</text:p>
          </table:table-cell>
          <table:table-cell office:value-type="date" office:date-value="2020-08-31" calcext:value-type="date">
            <text:p>31/08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AFONSO CARVALHO DA SILVA (AFONSO)</text:p>
          </table:table-cell>
          <table:table-cell office:value-type="string" calcext:value-type="string">
            <text:p>af.carvalho.silva@gmail.com</text:p>
          </table:table-cell>
          <table:table-cell office:value-type="date" office:date-value="2020-09-30" calcext:value-type="date">
            <text:p>30/09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DELGADO DOS SANTOS (DELGADO)</text:p>
          </table:table-cell>
          <table:table-cell office:value-type="string" calcext:value-type="string">
            <text:p>josedelgado6@hotmail.com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HAMILTON PEREIRA MOREIRA (MOREIRA)</text:p>
          </table:table-cell>
          <table:table-cell office:value-type="string" calcext:value-type="string">
            <text:p>jphmoreira@hotmail.com</text:p>
          </table:table-cell>
          <table:table-cell office:value-type="date" office:date-value="2020-11-30" calcext:value-type="date">
            <text:p>30/1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LUIS DA SILVA (JOSÉ LUIS)</text:p>
          </table:table-cell>
          <table:table-cell office:value-type="string" calcext:value-type="string">
            <text:p>jose.carlajlcc@hotmail.com</text:p>
          </table:table-cell>
          <table:table-cell office:value-type="date" office:date-value="2021-03-31" calcext:value-type="date">
            <text:p>31/03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LUIZ DA LUZ (LUIZ)</text:p>
          </table:table-cell>
          <table:table-cell office:value-type="string" calcext:value-type="string">
            <text:p>jl.luz@uol.com.br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OGUNIRA SAGAZ MACHADO (SAGAZ)</text:p>
          </table:table-cell>
          <table:table-cell office:value-type="string" calcext:value-type="string">
            <text:p>joseogunira@yahoo.com.br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OTÁVIO ALMEIDA DE AZEVEDO (OTÁVIO)</text:p>
          </table:table-cell>
          <table:table-cell office:value-type="string" calcext:value-type="string">
            <text:p>otavio1966@gmail.com</text:p>
          </table:table-cell>
          <table:table-cell office:value-type="date" office:date-value="2020-12-31" calcext:value-type="date">
            <text:p>31/1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IVANDRO TEIXEIRA GONDINHO (JOSIVANDRO)</text:p>
          </table:table-cell>
          <table:table-cell office:value-type="string" calcext:value-type="string">
            <text:p>jwandro@bol.com.br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UAREZ SOUZA DA SILVA (JUAREZ)</text:p>
          </table:table-cell>
          <table:table-cell office:value-type="string" calcext:value-type="string">
            <text:p>silvajuarez1971@gmail.com</text:p>
          </table:table-cell>
          <table:table-cell office:value-type="date" office:date-value="2020-02-29" calcext:value-type="date">
            <text:p>29/0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URANDIR PEREIRA LIMA (JURANDIR)</text:p>
          </table:table-cell>
          <table:table-cell office:value-type="string" calcext:value-type="string">
            <text:p>jurandir18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NOEL AILTON COSTA BARROS (COSTA)</text:p>
          </table:table-cell>
          <table:table-cell office:value-type="string" calcext:value-type="string">
            <text:p>manoel.barros@gmail.com</text:p>
          </table:table-cell>
          <table:table-cell office:value-type="date" office:date-value="2021-08-31" calcext:value-type="date">
            <text:p>31/08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NOEL BEZERRA DE ARAÚJO (BEZERRA)</text:p>
          </table:table-cell>
          <table:table-cell office:value-type="string" calcext:value-type="string">
            <text:p>mbanatal@hotmail.com</text:p>
          </table:table-cell>
          <table:table-cell office:value-type="date" office:date-value="2020-08-31" calcext:value-type="date">
            <text:p>31/08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ELO DO NASCIMENTO (MARCELO)</text:p>
          </table:table-cell>
          <table:table-cell office:value-type="string" calcext:value-type="string">
            <text:p>marcelomilitar90@gmail.com</text:p>
          </table:table-cell>
          <table:table-cell office:value-type="date" office:date-value="2020-12-31" calcext:value-type="date">
            <text:p>31/1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ÁRCIO EUGÊNIO BEZERRA DE SOUSA (MÁRCIO)</text:p>
          </table:table-cell>
          <table:table-cell office:value-type="string" calcext:value-type="string">
            <text:p>marcio_ebs@hotmail.com</text:p>
          </table:table-cell>
          <table:table-cell office:value-type="date" office:date-value="2020-08-31" calcext:value-type="date">
            <text:p>31/08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O ANTONIO HONORATO DA SILVEIRA (HONORATO)</text:p>
          </table:table-cell>
          <table:table-cell office:value-type="string" calcext:value-type="string">
            <text:p>m_honorato@yahoo.com.br</text:p>
          </table:table-cell>
          <table:table-cell office:value-type="date" office:date-value="2021-03-31" calcext:value-type="date">
            <text:p>31/03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ÁRIO DENER RODRIGUES FERREIRA (RODRIGUES)</text:p>
          </table:table-cell>
          <table:table-cell office:value-type="string" calcext:value-type="string">
            <text:p>DENERMAR@HOTMAIL.COM</text:p>
          </table:table-cell>
          <table:table-cell office:value-type="date" office:date-value="2020-11-30" calcext:value-type="date">
            <text:p>30/1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URO SERGIO VIEIRA (SERGIO)</text:p>
          </table:table-cell>
          <table:table-cell office:value-type="string" calcext:value-type="string">
            <text:p>maurosergiovieira32@gmail.com</text:p>
          </table:table-cell>
          <table:table-cell office:value-type="date" office:date-value="2020-12-31" calcext:value-type="date">
            <text:p>31/1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ODENILDO SOUSA SERRA (ODENILDO)</text:p>
          </table:table-cell>
          <table:table-cell office:value-type="string" calcext:value-type="string">
            <text:p>odenildood@yahoo.com.br</text:p>
          </table:table-cell>
          <table:table-cell office:value-type="date" office:date-value="2020-12-31" calcext:value-type="date">
            <text:p>31/1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PAULO PINHEIRO DOS SANTOS (PINHEIRO)</text:p>
          </table:table-cell>
          <table:table-cell office:value-type="string" calcext:value-type="string">
            <text:p>jtkirk1969@hotmail.com</text:p>
          </table:table-cell>
          <table:table-cell office:value-type="date" office:date-value="2021-08-31" calcext:value-type="date">
            <text:p>31/08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PAULO ROBERTO CORREA DE OLIVEIRA (ROBERTO)</text:p>
          </table:table-cell>
          <table:table-cell office:value-type="string" calcext:value-type="string">
            <text:p>roberto_cachoeira@yahoo.com.br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OBERTO LOPES DE OLIVEIRA (ROBERTO)</text:p>
          </table:table-cell>
          <table:table-cell office:value-type="string" calcext:value-type="string">
            <text:p>robertolonit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OBERTO MARCOS DE SOUSA MIRANDA (R MARCOS)</text:p>
          </table:table-cell>
          <table:table-cell office:value-type="string" calcext:value-type="string">
            <text:p>roberto.marcos90@yahoo.com.br</text:p>
          </table:table-cell>
          <table:table-cell office:value-type="date" office:date-value="2020-02-29" calcext:value-type="date">
            <text:p>29/0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OSINALDO FERREIRA DA SILVA (SILVA)</text:p>
          </table:table-cell>
          <table:table-cell office:value-type="string" calcext:value-type="string">
            <text:p>rosinaldo.silva@bol.com.br</text:p>
          </table:table-cell>
          <table:table-cell office:value-type="date" office:date-value="2021-01-15" calcext:value-type="date">
            <text:p>15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SANCLÉ PEREIRA DOS SANTOS (SANCLÉ)</text:p>
          </table:table-cell>
          <table:table-cell office:value-type="string" calcext:value-type="string">
            <text:p>sancleps@yahoo.com.br</text:p>
          </table:table-cell>
          <table:table-cell office:value-type="date" office:date-value="2020-01-31" calcext:value-type="date">
            <text:p>31/01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SILVANI FERREIRA FILHO (SILVANI)</text:p>
          </table:table-cell>
          <table:table-cell office:value-type="string" calcext:value-type="string">
            <text:p>babisilvani@bol.com.br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VALDEMAR FERNANDES DA SILVA (FERNANDES)</text:p>
          </table:table-cell>
          <table:table-cell office:value-type="string" calcext:value-type="string">
            <text:p>fernandesvaldemar@live.com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VALDIR SOUZA BRASIL (BRASIL)</text:p>
          </table:table-cell>
          <table:table-cell office:value-type="string" calcext:value-type="string">
            <text:p>brasilbesson@bol.com.br</text:p>
          </table:table-cell>
          <table:table-cell office:value-type="date" office:date-value="2020-12-31" calcext:value-type="date">
            <text:p>31/12/20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VLADIMIR ALEXANDRE DA SILVA ARAUJO (VLADIMIR)</text:p>
          </table:table-cell>
          <table:table-cell office:value-type="string" calcext:value-type="string">
            <text:p>vladimir.araujo1@bol.com.br</text:p>
          </table:table-cell>
          <table:table-cell office:value-type="date" office:date-value="2021-07-31" calcext:value-type="date">
            <text:p>31/07/21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WILBERÇON DE SOUSA FREITAS (WILBERÇON)</text:p>
          </table:table-cell>
          <table:table-cell office:value-type="string" calcext:value-type="string">
            <text:p>wilberconsf@hotmail.com</text:p>
          </table:table-cell>
          <table:table-cell office:value-type="date" office:date-value="2020-12-31" calcext:value-type="date">
            <text:p>31/12/20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ANTONIO MOACIR NUNES MOTTA (M NUNES)</text:p>
          </table:table-cell>
          <table:table-cell office:value-type="string" calcext:value-type="string">
            <text:p>moacir924@gmail.com</text:p>
          </table:table-cell>
          <table:table-cell office:value-type="date" office:date-value="2017-07-31" calcext:value-type="date">
            <text:p>31/07/17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EDIVALDO BEZERRA DE ARAÚJO (EDIVALDO)</text:p>
          </table:table-cell>
          <table:table-cell office:value-type="string" calcext:value-type="string">
            <text:p>edivaldo90@hotmail.com</text:p>
          </table:table-cell>
          <table:table-cell office:value-type="date" office:date-value="2017-07-31" calcext:value-type="date">
            <text:p>31/07/17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EDUARDO LUIS DE MIRANDA (MIRANDA)</text:p>
          </table:table-cell>
          <table:table-cell office:value-type="string" calcext:value-type="string">
            <text:p>edluism@hotmail.com</text:p>
          </table:table-cell>
          <table:table-cell office:value-type="date" office:date-value="2018-09-30" calcext:value-type="date">
            <text:p>30/09/18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FERNANDO ELOY FREITAS DE SOUZA (ELOY)</text:p>
          </table:table-cell>
          <table:table-cell office:value-type="string" calcext:value-type="string">
            <text:p>eloyfreitas@bol.com.br</text:p>
          </table:table-cell>
          <table:table-cell office:value-type="date" office:date-value="2017-08-31" calcext:value-type="date">
            <text:p>31/08/17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GERSON VOLMIR SEIFFERT (VOLMIR)</text:p>
          </table:table-cell>
          <table:table-cell office:value-type="string" calcext:value-type="string">
            <text:p>skeifert@hotmail.com</text:p>
          </table:table-cell>
          <table:table-cell office:value-type="date" office:date-value="2017-07-31" calcext:value-type="date">
            <text:p>31/07/17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GLADIMIR ALVES DA SILVA (GLADIMIR)</text:p>
          </table:table-cell>
          <table:table-cell office:value-type="string" calcext:value-type="string">
            <text:p>gladimir.silva@yahoo.com.br</text:p>
          </table:table-cell>
          <table:table-cell office:value-type="date" office:date-value="2018-01-31" calcext:value-type="date">
            <text:p>31/01/18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E FERNANDO DE OLIVEIRA (DE OLIVEIRA)</text:p>
          </table:table-cell>
          <table:table-cell office:value-type="string" calcext:value-type="string">
            <text:p>zefernandooliveira@hotmail.com</text:p>
          </table:table-cell>
          <table:table-cell office:value-type="date" office:date-value="2017-10-31" calcext:value-type="date">
            <text:p>31/10/17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É MAURICIO OLIVEIRA DA SILVEIRA (MAURICIO)</text:p>
          </table:table-cell>
          <table:table-cell office:value-type="string" calcext:value-type="string">
            <text:p>mauriciao375@hotmail.com</text:p>
          </table:table-cell>
          <table:table-cell office:value-type="date" office:date-value="2019-03-31" calcext:value-type="date">
            <text:p>31/03/19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É ROSADO DE CARVALHO (ROSADO)</text:p>
          </table:table-cell>
          <table:table-cell office:value-type="string" calcext:value-type="string">
            <text:p>picosrj@hotmail.com</text:p>
          </table:table-cell>
          <table:table-cell office:value-type="date" office:date-value="2017-06-30" calcext:value-type="date">
            <text:p>30/06/17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EMAR DA LUZ PEREIRA (JOSEMAR)</text:p>
          </table:table-cell>
          <table:table-cell office:value-type="string" calcext:value-type="string">
            <text:p>josemarpereiraluz@gmail.com</text:p>
          </table:table-cell>
          <table:table-cell office:value-type="date" office:date-value="2018-01-31" calcext:value-type="date">
            <text:p>31/01/18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SILVIO CÉSAR MOISÉS (CÉSAR MOISÉS)</text:p>
          </table:table-cell>
          <table:table-cell office:value-type="string" calcext:value-type="string">
            <text:p>scmcesar@yahoo.com.br</text:p>
          </table:table-cell>
          <table:table-cell office:value-type="date" office:date-value="2017-07-31" calcext:value-type="date">
            <text:p>31/07/17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ANTONIO FRANÇA DE LIMA (FRANÇA)</text:p>
          </table:table-cell>
          <table:table-cell office:value-type="string" calcext:value-type="string">
            <text:p>franca_antonio66@ig.com.br</text:p>
          </table:table-cell>
          <table:table-cell office:value-type="date" office:date-value="2016-04-30" calcext:value-type="date">
            <text:p>30/04/16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CARLOS DIAS MOTA (DIAS MOTA)</text:p>
          </table:table-cell>
          <table:table-cell office:value-type="string" calcext:value-type="string">
            <text:p>diasmotacarlos@gmail.com</text:p>
          </table:table-cell>
          <table:table-cell office:value-type="date" office:date-value="2018-11-30" calcext:value-type="date">
            <text:p>30/11/18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CARLOS ROBERTO MENDES (MENDES)</text:p>
          </table:table-cell>
          <table:table-cell office:value-type="string" calcext:value-type="string">
            <text:p>vaurette@hotmail.com</text:p>
          </table:table-cell>
          <table:table-cell office:value-type="date" office:date-value="2016-08-31" calcext:value-type="date">
            <text:p>31/08/16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EMÍDIO JOSÉ GOMES BALCONI (EMÍDIO)</text:p>
          </table:table-cell>
          <table:table-cell office:value-type="string" calcext:value-type="string">
            <text:p>emidio98@hotmail.com</text:p>
          </table:table-cell>
          <table:table-cell office:value-type="date" office:date-value="2017-06-30" calcext:value-type="date">
            <text:p>30/06/17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HUMBERTO SILVA GALVÃO (HUMBERTO)</text:p>
          </table:table-cell>
          <table:table-cell office:value-type="string" calcext:value-type="string">
            <text:p>humbertopo@hotmail.com</text:p>
          </table:table-cell>
          <table:table-cell office:value-type="date" office:date-value="2016-06-30" calcext:value-type="date">
            <text:p>30/06/16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LAUDENIR AGUIAR DA SILVA (AGUIAR)</text:p>
          </table:table-cell>
          <table:table-cell office:value-type="string" calcext:value-type="string">
            <text:p>laudenirsilva.aguiar@bol.com.br</text:p>
          </table:table-cell>
          <table:table-cell office:value-type="date" office:date-value="2016-07-31" calcext:value-type="date">
            <text:p>31/07/16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NEEMIAS SANTOS RIBEIRO (NEEMIAS)</text:p>
          </table:table-cell>
          <table:table-cell office:value-type="string" calcext:value-type="string">
            <text:p>ns-ribeiro2013@bol.com.br</text:p>
          </table:table-cell>
          <table:table-cell office:value-type="date" office:date-value="2016-04-30" calcext:value-type="date">
            <text:p>30/04/16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ODAIR MOREIRA ANGHIEVISCK (ODAIR)</text:p>
          </table:table-cell>
          <table:table-cell office:value-type="string" calcext:value-type="string">
            <text:p>odamorang@gmail.com</text:p>
          </table:table-cell>
          <table:table-cell office:value-type="date" office:date-value="2015-04-30" calcext:value-type="date">
            <text:p>30/04/15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SERGIO HENRIQUE DOS SANTOS (HENRIQUE)</text:p>
          </table:table-cell>
          <table:table-cell office:value-type="string" calcext:value-type="string">
            <text:p>shsrio1968@hotmail.com</text:p>
          </table:table-cell>
          <table:table-cell office:value-type="date" office:date-value="2017-04-30" calcext:value-type="date">
            <text:p>30/04/17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ALCINDO RABÊLO CAMPOS (ALCINDO)</text:p>
          </table:table-cell>
          <table:table-cell office:value-type="string" calcext:value-type="string">
            <text:p>alcindovsk@hotmail.com</text:p>
          </table:table-cell>
          <table:table-cell office:value-type="date" office:date-value="2016-12-31" calcext:value-type="date">
            <text:p>31/12/16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CARLOS ROBERTO DIAS DE MATTOS (MATTOS)</text:p>
          </table:table-cell>
          <table:table-cell office:value-type="string" calcext:value-type="string">
            <text:p>mattos90@yahoo.com.br</text:p>
          </table:table-cell>
          <table:table-cell office:value-type="date" office:date-value="2019-04-30" calcext:value-type="date">
            <text:p>30/04/19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CÉLIO GONÇALVES DA SILVA (CELIO)</text:p>
          </table:table-cell>
          <table:table-cell office:value-type="string" calcext:value-type="string">
            <text:p>celiolife@yahoo.com.br</text:p>
          </table:table-cell>
          <table:table-cell office:value-type="date" office:date-value="2017-07-31" calcext:value-type="date">
            <text:p>31/07/17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ELOIR CARDOSO DOS SANTOS (CARDOSO)</text:p>
          </table:table-cell>
          <table:table-cell office:value-type="string" calcext:value-type="string">
            <text:p>e_loir69@hotmail.com</text:p>
          </table:table-cell>
          <table:table-cell office:value-type="date" office:date-value="2021-01-31" calcext:value-type="date">
            <text:p>31/01/21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EVERALDO MARINHO DE ALMEIDA (EVERALDO)</text:p>
          </table:table-cell>
          <table:table-cell office:value-type="string" calcext:value-type="string">
            <text:p>everaldomarinho001@gmail.com</text:p>
          </table:table-cell>
          <table:table-cell office:value-type="date" office:date-value="2017-06-30" calcext:value-type="date">
            <text:p>30/06/17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FRANCISCO CARLOS LEAL (LEAL)</text:p>
          </table:table-cell>
          <table:table-cell office:value-type="string" calcext:value-type="string">
            <text:p>carlosleal11@outlook.com</text:p>
          </table:table-cell>
          <table:table-cell office:value-type="date" office:date-value="2015-07-31" calcext:value-type="date">
            <text:p>31/07/15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FRANCISCO CAVALCANTE DE VASCONCELOS (VASCONCELOS)</text:p>
          </table:table-cell>
          <table:table-cell office:value-type="string" calcext:value-type="string">
            <text:p>vasconcerika@gmail.com</text:p>
          </table:table-cell>
          <table:table-cell office:value-type="date" office:date-value="2020-07-31" calcext:value-type="date">
            <text:p>31/07/20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IVAN RODRIGUES DA SILVA (R SILVA)</text:p>
          </table:table-cell>
          <table:table-cell office:value-type="string" calcext:value-type="string">
            <text:p>knebelsilva@hotmail.com</text:p>
          </table:table-cell>
          <table:table-cell office:value-type="date" office:date-value="2015-03-31" calcext:value-type="date">
            <text:p>31/03/15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EAN EUFRÁSIO DA SILVA (JEAN)</text:p>
          </table:table-cell>
          <table:table-cell office:value-type="string" calcext:value-type="string">
            <text:p>silvaeufrasio@hotmail.com</text:p>
          </table:table-cell>
          <table:table-cell office:value-type="date" office:date-value="2013-11-30" calcext:value-type="date">
            <text:p>30/11/13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OSÉ ANTONIO MONTEIRO DA SILVA (MONTEIRO)</text:p>
          </table:table-cell>
          <table:table-cell office:value-type="string" calcext:value-type="string">
            <text:p>monteiro.advogado@yahoo.com.br</text:p>
          </table:table-cell>
          <table:table-cell office:value-type="date" office:date-value="2012-04-30" calcext:value-type="date">
            <text:p>30/04/12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OSE ESCOCIO DE CERQUEIRA CAMPOS (CERQUEIRA)</text:p>
          </table:table-cell>
          <table:table-cell office:value-type="string" calcext:value-type="string">
            <text:p>jottacampos@hotmail.com</text:p>
          </table:table-cell>
          <table:table-cell office:value-type="date" office:date-value="2020-01-31" calcext:value-type="date">
            <text:p>31/01/20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ÚLIO CÉSAR SANTOS VIEIRA (VIEIRA)</text:p>
          </table:table-cell>
          <table:table-cell office:value-type="string" calcext:value-type="string">
            <text:p>vieira_155@yahoo.com.br</text:p>
          </table:table-cell>
          <table:table-cell office:value-type="date" office:date-value="2012-06-30" calcext:value-type="date">
            <text:p>30/06/12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LUIZ ANTONIO PIRES JUNIOR (PIRES JUNIOR)</text:p>
          </table:table-cell>
          <table:table-cell office:value-type="string" calcext:value-type="string">
            <text:p>praticoeletronicos@hotmail.com</text:p>
          </table:table-cell>
          <table:table-cell office:value-type="date" office:date-value="2015-09-30" calcext:value-type="date">
            <text:p>30/09/15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LUIZ FELIPE CZEZESKI (LUIZ)</text:p>
          </table:table-cell>
          <table:table-cell office:value-type="string" calcext:value-type="string">
            <text:p>luizfelipeczezeski@gmail.com</text:p>
          </table:table-cell>
          <table:table-cell office:value-type="date" office:date-value="2011-10-31" calcext:value-type="date">
            <text:p>31/10/11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MÁRCIO ROGÉRIO TEIXEIRA MACHADO (MACHADO)</text:p>
          </table:table-cell>
          <table:table-cell office:value-type="string" calcext:value-type="string">
            <text:p>rogerioteixeiram@gmail.com</text:p>
          </table:table-cell>
          <table:table-cell office:value-type="date" office:date-value="2016-02-29" calcext:value-type="date">
            <text:p>29/02/16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NEILTON SÉRGIO ORIPKA (NEILTON)</text:p>
          </table:table-cell>
          <table:table-cell office:value-type="string" calcext:value-type="string">
            <text:p>neilton.sergio.oripka@bol.com.br</text:p>
          </table:table-cell>
          <table:table-cell office:value-type="date" office:date-value="2015-07-31" calcext:value-type="date">
            <text:p>31/07/15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RAIMUNDO JOSE MENDES DE SOUSA (MENDES)</text:p>
          </table:table-cell>
          <table:table-cell office:value-type="string" calcext:value-type="string">
            <text:p>xicomendesss@bol.com.br</text:p>
          </table:table-cell>
          <table:table-cell office:value-type="date" office:date-value="2018-05-31" calcext:value-type="date">
            <text:p>31/05/18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RONALDO BITTENCOURT SALGADO (SALGADO)</text:p>
          </table:table-cell>
          <table:table-cell office:value-type="string" calcext:value-type="string">
            <text:p>salgadorb@hotmail.com</text:p>
          </table:table-cell>
          <table:table-cell office:value-type="date" office:date-value="2017-06-30" calcext:value-type="date">
            <text:p>30/06/17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ARNALDO JOSÉ PIRES BARBOSA (ARNALDO)</text:p>
          </table:table-cell>
          <table:table-cell office:value-type="string" calcext:value-type="string">
            <text:p>arnaldoagora@hotmail.com</text:p>
          </table:table-cell>
          <table:table-cell office:value-type="date" office:date-value="2007-04-30" calcext:value-type="date">
            <text:p>30/04/07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JOSELITO MARQUES DA SILVA (JOSELITO)</text:p>
          </table:table-cell>
          <table:table-cell office:value-type="string" calcext:value-type="string">
            <text:p>joselitosilvamarques@bol.com.br</text:p>
          </table:table-cell>
          <table:table-cell office:value-type="date" office:date-value="2012-07-31" calcext:value-type="date">
            <text:p>31/07/12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WESLEY JOÃO DA SILVA SOUSA (WESLEY)</text:p>
          </table:table-cell>
          <table:table-cell office:value-type="string" calcext:value-type="string">
            <text:p>wesleyjoao112@gmail.com</text:p>
          </table:table-cell>
          <table:table-cell office:value-type="date" office:date-value="2008-12-31" calcext:value-type="date">
            <text:p>31/12/08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EDSON VIEIRA GOMES (GOMES)</text:p>
          </table:table-cell>
          <table:table-cell/>
          <table:table-cell office:value-type="date" office:date-value="2004-04-30" calcext:value-type="date">
            <text:p>30/04/04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FABIANO VIEIRA DE LIMA (DE LIMA)</text:p>
          </table:table-cell>
          <table:table-cell office:value-type="string" calcext:value-type="string">
            <text:p>fabiano.dellima@gmail.com</text:p>
          </table:table-cell>
          <table:table-cell office:value-type="date" office:date-value="2005-01-31" calcext:value-type="date">
            <text:p>31/01/05</text:p>
          </table:table-cell>
        </table:table-row>
      </table:table>
      <table:table table:name="EXCLUIDO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osto Gradu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otivo da Exclusão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GERSON ALVES DE SOUZA (GERSON)</text:p>
          </table:table-cell>
          <table:table-cell office:value-type="date" office:date-value="2012-12-05" calcext:value-type="date">
            <text:p>05/12/12</text:p>
          </table:table-cell>
          <table:table-cell office:value-type="string" calcext:value-type="string">
            <text:p>Licenciamento do serviço ativo a pedid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ALEXEI ANDRADE LOPES (ALEXEI)</text:p>
          </table:table-cell>
          <table:table-cell office:value-type="date" office:date-value="2006-12-18" calcext:value-type="date">
            <text:p>18/12/06</text:p>
          </table:table-cell>
          <table:table-cell office:value-type="string" calcext:value-type="string">
            <text:p>Por incorreçã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EDGARD LINCOLN FERREIRA (LINCOLN)</text:p>
          </table:table-cell>
          <table:table-cell office:value-type="date" office:date-value="2007-07-18" calcext:value-type="date">
            <text:p>18/07/07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FRANCISCO EVALDO FERREIRA LEAL (EVALDO)</text:p>
          </table:table-cell>
          <table:table-cell office:value-type="date" office:date-value="2007-01-08" calcext:value-type="date">
            <text:p>08/01/07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JACY DUARTE JUNIOR (DUARTE)</text:p>
          </table:table-cell>
          <table:table-cell office:value-type="date" office:date-value="2005-04-05" calcext:value-type="date">
            <text:p>05/04/05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ALEXANDRE TORRES NOGUEIRA (TORRES)</text:p>
          </table:table-cell>
          <table:table-cell office:value-type="date" office:date-value="2003-06-15" calcext:value-type="date">
            <text:p>15/06/03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MANOEL MESSIAS CHAVES MOREIRA (MESSIAS)</text:p>
          </table:table-cell>
          <table:table-cell office:value-type="date" office:date-value="2005-05-06" calcext:value-type="date">
            <text:p>06/05/05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PAULO SERGIO SOUSA (PAULO SERGIO)</text:p>
          </table:table-cell>
          <table:table-cell office:value-type="date" office:date-value="2003-02-17" calcext:value-type="date">
            <text:p>17/02/03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3º Sgt Eng</text:p>
          </table:table-cell>
          <table:table-cell office:value-type="string" calcext:value-type="string">
            <text:p>LINDEGILSON FLOR FREITAS (LINDEGILSON)</text:p>
          </table:table-cell>
          <table:table-cell office:value-type="date" office:date-value="1994-12-01" calcext:value-type="date">
            <text:p>01/12/94</text:p>
          </table:table-cell>
          <table:table-cell office:value-type="string" calcext:value-type="string">
            <text:p>Licenciamento do serviço ativo a pedido</text:p>
          </table:table-cell>
        </table:table-row>
      </table:table>
      <table:table table:name="GERAL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ce4"/>
        <table:table-column table:style-name="co4" table:default-cell-style-name="ce4"/>
        <table:table-column table:style-name="co8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 table:style-name="ce3" office:value-type="string" calcext:value-type="string">
            <text:p>Posto Graduaçã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M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Data Reserva</text:p>
          </table:table-cell>
          <table:table-cell table:style-name="ce6" office:value-type="string" calcext:value-type="string">
            <text:p>Data</text:p>
          </table:table-cell>
          <table:table-cell table:style-name="ce3" office:value-type="string" calcext:value-type="string">
            <text:p>Motivo da Exclusã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ALEXEI ANDRADE LOPES (ALEXEI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6-12-18" calcext:value-type="date">
            <text:p>18/12/06</text:p>
          </table:table-cell>
          <table:table-cell office:value-type="string" calcext:value-type="string">
            <text:p>Por incorreçã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ARNALDO JOSÉ PIRES BARBOSA (ARNAL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naldoagora@hotmail.com</text:p>
          </table:table-cell>
          <table:table-cell table:style-name="ce5" office:value-type="date" office:date-value="2007-04-30" calcext:value-type="date">
            <text:p>30/04/0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EDGARD LINCOLN FERREIRA (LINCOLN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7-07-18" calcext:value-type="date">
            <text:p>18/07/07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FRANCISCO EVALDO FERREIRA LEAL (EVALDO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7-01-08" calcext:value-type="date">
            <text:p>08/01/07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JACY DUARTE JUNIOR (DUARTE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5-04-05" calcext:value-type="date">
            <text:p>05/04/05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JOSELITO MARQUES DA SILVA (JOSELI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selitosilvamarques@bol.com.br</text:p>
          </table:table-cell>
          <table:table-cell table:style-name="ce5" office:value-type="date" office:date-value="2012-07-31" calcext:value-type="date">
            <text:p>31/07/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Sgt Eng</text:p>
          </table:table-cell>
          <table:table-cell office:value-type="string" calcext:value-type="string">
            <text:p>WESLEY JOÃO DA SILVA SOUSA (WESLEY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sleyjoao112@gmail.com</text:p>
          </table:table-cell>
          <table:table-cell table:style-name="ce5" office:value-type="date" office:date-value="2008-12-31" calcext:value-type="date">
            <text:p>31/12/0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ANTONIO MOACIR NUNES MOTTA (M NUN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acir924@gmail.com</text:p>
          </table:table-cell>
          <table:table-cell table:style-name="ce5" office:value-type="date" office:date-value="2017-07-31" calcext:value-type="date">
            <text:p>31/07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EDIVALDO BEZERRA DE ARAÚJO (EDIVAL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ivaldo90@hotmail.com</text:p>
          </table:table-cell>
          <table:table-cell table:style-name="ce5" office:value-type="date" office:date-value="2017-07-31" calcext:value-type="date">
            <text:p>31/07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EDUARDO LUIS DE MIRANDA (MIRAND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dluism@hotmail.com</text:p>
          </table:table-cell>
          <table:table-cell table:style-name="ce5" office:value-type="date" office:date-value="2018-09-30" calcext:value-type="date">
            <text:p>30/09/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FERNANDO ELOY FREITAS DE SOUZA (ELOY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oyfreitas@bol.com.br</text:p>
          </table:table-cell>
          <table:table-cell table:style-name="ce5" office:value-type="date" office:date-value="2017-08-31" calcext:value-type="date">
            <text:p>31/08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FLAVIO BARBOSA AMORIM (FLÁVIO AMORIM)</text:p>
          </table:table-cell>
          <table:table-cell office:value-type="string" calcext:value-type="string">
            <text:p>BCSv/AMAN (Resende-RJ)</text:p>
          </table:table-cell>
          <table:table-cell office:value-type="string" calcext:value-type="string">
            <text:p>amorim_flavio@yahoo.com.br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GERSON VOLMIR SEIFFERT (VOLMI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eifert@hotmail.com</text:p>
          </table:table-cell>
          <table:table-cell table:style-name="ce5" office:value-type="date" office:date-value="2017-07-31" calcext:value-type="date">
            <text:p>31/07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GIOVANI PRADO DE FARIA (GIOVANI)</text:p>
          </table:table-cell>
          <table:table-cell office:value-type="string" calcext:value-type="string">
            <text:p>14º GAC (Pouso Alegre-MG)</text:p>
          </table:table-cell>
          <table:table-cell office:value-type="string" calcext:value-type="string">
            <text:p>giovaniprado1968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GLADIMIR ALVES DA SILVA (GLADIMI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adimir.silva@yahoo.com.br</text:p>
          </table:table-cell>
          <table:table-cell table:style-name="ce5" office:value-type="date" office:date-value="2018-01-31" calcext:value-type="date">
            <text:p>31/01/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RGE LUIS GARCIA D ANGELO (D ANGELO)</text:p>
          </table:table-cell>
          <table:table-cell office:value-type="string" calcext:value-type="string">
            <text:p>Cia Cmdo CML (Rio de Janeiro-RJ)</text:p>
          </table:table-cell>
          <table:table-cell office:value-type="string" calcext:value-type="string">
            <text:p>dangelo_1969@yahoo.com.br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E FERNANDO DE OLIVEIRA (DE OLIVEIR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efernandooliveira@hotmail.com</text:p>
          </table:table-cell>
          <table:table-cell table:style-name="ce5" office:value-type="date" office:date-value="2017-10-31" calcext:value-type="date">
            <text:p>31/10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É MAURICIO OLIVEIRA DA SILVEIRA (MAURIC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uriciao375@hotmail.com</text:p>
          </table:table-cell>
          <table:table-cell table:style-name="ce5" office:value-type="date" office:date-value="2019-03-31" calcext:value-type="date">
            <text:p>31/03/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É ROSADO DE CARVALHO (ROSA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cosrj@hotmail.com</text:p>
          </table:table-cell>
          <table:table-cell table:style-name="ce5" office:value-type="date" office:date-value="2017-06-30" calcext:value-type="date">
            <text:p>30/06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JOSEMAR DA LUZ PEREIRA (JOSEMA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semarpereiraluz@gmail.com</text:p>
          </table:table-cell>
          <table:table-cell table:style-name="ce5" office:value-type="date" office:date-value="2018-01-31" calcext:value-type="date">
            <text:p>31/01/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PAULO AIRTON ALMEIDA CARVALHO (CARVALHO)</text:p>
          </table:table-cell>
          <table:table-cell office:value-type="string" calcext:value-type="string">
            <text:p>H Gu ALEGRETE (Alegrete-RS)</text:p>
          </table:table-cell>
          <table:table-cell office:value-type="string" calcext:value-type="string">
            <text:p>paulo_airton90@yahoo.com.br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PAULO HENRIQUE SOARES FONTES (HENRIQUE)</text:p>
          </table:table-cell>
          <table:table-cell office:value-type="string" calcext:value-type="string">
            <text:p>Cmdo 1ª RM (Rio de Janeiro-RJ)</text:p>
          </table:table-cell>
          <table:table-cell office:value-type="string" calcext:value-type="string">
            <text:p>phsfontes68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º Ten QAO-Adm G</text:p>
          </table:table-cell>
          <table:table-cell office:value-type="string" calcext:value-type="string">
            <text:p>SILVIO CÉSAR MOISÉS (CÉSAR MOISÉ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mcesar@yahoo.com.br</text:p>
          </table:table-cell>
          <table:table-cell table:style-name="ce5" office:value-type="date" office:date-value="2017-07-31" calcext:value-type="date">
            <text:p>31/07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ALEXANDRE TORRES NOGUEIRA (TORRES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3-06-15" calcext:value-type="date">
            <text:p>15/06/03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EDSON VIEIRA GOMES (GOMES)</text:p>
          </table:table-cell>
          <table:table-cell office:value-type="string" calcext:value-type="string">
            <text:p>-</text:p>
          </table:table-cell>
          <table:table-cell/>
          <table:table-cell table:style-name="ce5" office:value-type="date" office:date-value="2004-04-30" calcext:value-type="date">
            <text:p>30/04/0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FABIANO VIEIRA DE LIMA (DE LIM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biano.dellima@gmail.com</text:p>
          </table:table-cell>
          <table:table-cell table:style-name="ce5" office:value-type="date" office:date-value="2005-01-31" calcext:value-type="date">
            <text:p>31/01/0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MANOEL MESSIAS CHAVES MOREIRA (MESSIAS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5-05-06" calcext:value-type="date">
            <text:p>06/05/05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2º Sgt Eng</text:p>
          </table:table-cell>
          <table:table-cell office:value-type="string" calcext:value-type="string">
            <text:p>PAULO SERGIO SOUSA (PAULO SERGIO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03-02-17" calcext:value-type="date">
            <text:p>17/02/03</text:p>
          </table:table-cell>
          <table:table-cell office:value-type="string" calcext:value-type="string">
            <text:p>Licenciamento do serviço ativo ex officio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ANTONIO FRANÇA DE LIMA (FRANÇ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a_antonio66@ig.com.br</text:p>
          </table:table-cell>
          <table:table-cell table:style-name="ce5" office:value-type="date" office:date-value="2016-04-30" calcext:value-type="date">
            <text:p>30/04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CARLOS DIAS MOTA (DIAS MOT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smotacarlos@gmail.com</text:p>
          </table:table-cell>
          <table:table-cell table:style-name="ce5" office:value-type="date" office:date-value="2018-11-30" calcext:value-type="date">
            <text:p>30/11/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CARLOS ROBERTO MENDES (MEND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urette@hotmail.com</text:p>
          </table:table-cell>
          <table:table-cell table:style-name="ce5" office:value-type="date" office:date-value="2016-08-31" calcext:value-type="date">
            <text:p>31/08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EMÍDIO JOSÉ GOMES BALCONI (EMÍD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idio98@hotmail.com</text:p>
          </table:table-cell>
          <table:table-cell table:style-name="ce5" office:value-type="date" office:date-value="2017-06-30" calcext:value-type="date">
            <text:p>30/06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HUMBERTO SILVA GALVÃO (HUMBER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umbertopo@hotmail.com</text:p>
          </table:table-cell>
          <table:table-cell table:style-name="ce5" office:value-type="date" office:date-value="2016-06-30" calcext:value-type="date">
            <text:p>30/06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LAUDENIR AGUIAR DA SILVA (AGUIA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udenirsilva.aguiar@bol.com.br</text:p>
          </table:table-cell>
          <table:table-cell table:style-name="ce5" office:value-type="date" office:date-value="2016-07-31" calcext:value-type="date">
            <text:p>31/07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MANOEL ALVES TEIXEIRA (ALVES)</text:p>
          </table:table-cell>
          <table:table-cell office:value-type="string" calcext:value-type="string">
            <text:p>DPIMA (Brasília-DF)</text:p>
          </table:table-cell>
          <table:table-cell office:value-type="string" calcext:value-type="string">
            <text:p>alvinho758@hot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NEEMIAS SANTOS RIBEIRO (NEEMIA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s-ribeiro2013@bol.com.br</text:p>
          </table:table-cell>
          <table:table-cell table:style-name="ce5" office:value-type="date" office:date-value="2016-04-30" calcext:value-type="date">
            <text:p>30/04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ODAIR MOREIRA ANGHIEVISCK (ODAI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damorang@gmail.com</text:p>
          </table:table-cell>
          <table:table-cell table:style-name="ce5" office:value-type="date" office:date-value="2015-04-30" calcext:value-type="date">
            <text:p>30/04/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º Ten QAO-Adm G</text:p>
          </table:table-cell>
          <table:table-cell office:value-type="string" calcext:value-type="string">
            <text:p>SERGIO HENRIQUE DOS SANTOS (HENRIQU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srio1968@hotmail.com</text:p>
          </table:table-cell>
          <table:table-cell table:style-name="ce5" office:value-type="date" office:date-value="2017-04-30" calcext:value-type="date">
            <text:p>30/04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º Sgt Eng</text:p>
          </table:table-cell>
          <table:table-cell office:value-type="string" calcext:value-type="string">
            <text:p>LINDEGILSON FLOR FREITAS (LINDEGILSON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1994-12-01" calcext:value-type="date">
            <text:p>01/12/94</text:p>
          </table:table-cell>
          <table:table-cell office:value-type="string" calcext:value-type="string">
            <text:p>Licenciamento do serviço ativo a pedido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DRIANO DE LIMA VINDILINO (VINDILINO)</text:p>
          </table:table-cell>
          <table:table-cell office:value-type="string" calcext:value-type="string">
            <text:p>4º BE Cmb (Itajubá-MG)</text:p>
          </table:table-cell>
          <table:table-cell office:value-type="string" calcext:value-type="string">
            <text:p>vindilino90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IRTON AVILA DIAS (AIRTO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d.38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LCENO FIDELIX DA SILVA (ALCEN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cenofidelix@bol.com.br</text:p>
          </table:table-cell>
          <table:table-cell table:style-name="ce5" office:value-type="date" office:date-value="2021-08-31" calcext:value-type="date">
            <text:p>31/08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LESSANDRO FORTES BUSTAMANTE SÁ (BUSTAMANT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bs90@gmail.com</text:p>
          </table:table-cell>
          <table:table-cell table:style-name="ce5" office:value-type="date" office:date-value="2021-07-31" calcext:value-type="date">
            <text:p>31/07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NDERSON DE PAULA DA SILVA (ANDERSO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aps1969@g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NTONIO EZEQUIEL DE SOUSA BARROS (EZEQUIEL)</text:p>
          </table:table-cell>
          <table:table-cell office:value-type="string" calcext:value-type="string">
            <text:p>DPGO (Brasília-DF)</text:p>
          </table:table-cell>
          <table:table-cell office:value-type="string" calcext:value-type="string">
            <text:p>ezequieldct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ANTONIO JOÃO DE SOUSA FILHO (J SOUS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aosousa90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ARLOS JOSÉ DE BARCELOS (BARCELO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gt_barcelos@hotmail.com</text:p>
          </table:table-cell>
          <table:table-cell table:style-name="ce5" office:value-type="date" office:date-value="2020-02-29" calcext:value-type="date">
            <text:p>29/0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ARLOS VILELA ALVES (VILEL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lelacpv@hotmail.com</text:p>
          </table:table-cell>
          <table:table-cell table:style-name="ce5" office:value-type="date" office:date-value="2020-02-29" calcext:value-type="date">
            <text:p>29/0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ÉSAR RICARDO VELASQUE TRINDADE (VELASQUE)</text:p>
          </table:table-cell>
          <table:table-cell office:value-type="string" calcext:value-type="string">
            <text:p>Cmdo 9ª RM (Campo Grande-MS)</text:p>
          </table:table-cell>
          <table:table-cell office:value-type="string" calcext:value-type="string">
            <text:p>crvtrindade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HARLES ANTONIO GOMES EVARISTO (CHARL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ncharles1990@yahoo.com.br</text:p>
          </table:table-cell>
          <table:table-cell table:style-name="ce5" office:value-type="date" office:date-value="2020-11-30" calcext:value-type="date">
            <text:p>30/1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LAUDIO RENIS DA SILVA (RENIS)</text:p>
          </table:table-cell>
          <table:table-cell office:value-type="string" calcext:value-type="string">
            <text:p>4º BEC (Barreiras-BA)</text:p>
          </table:table-cell>
          <table:table-cell office:value-type="string" calcext:value-type="string">
            <text:p>claudiorenis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CLAUTO SOUTO DA SILVA (SOU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utosouto@hotmail.com</text:p>
          </table:table-cell>
          <table:table-cell table:style-name="ce5" office:value-type="date" office:date-value="2020-11-30" calcext:value-type="date">
            <text:p>30/1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DARCÍLIO CARVALHO SANTANA (DARCILIO)</text:p>
          </table:table-cell>
          <table:table-cell office:value-type="string" calcext:value-type="string">
            <text:p>SEF (Brasília-DF)</text:p>
          </table:table-cell>
          <table:table-cell office:value-type="string" calcext:value-type="string">
            <text:p>darciliosantana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DEVANIR BENITES DA SILVA (BENIT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ites.2021@outlook.com</text:p>
          </table:table-cell>
          <table:table-cell table:style-name="ce5" office:value-type="date" office:date-value="2020-01-31" calcext:value-type="date">
            <text:p>31/0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DIVO GOMES DA SILVA (EDIV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edivo@yahoo.com.br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DMILSON PEIXOTO (EDMILSO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cri0306@gmail.com</text:p>
          </table:table-cell>
          <table:table-cell table:style-name="ce5" office:value-type="date" office:date-value="2020-02-29" calcext:value-type="date">
            <text:p>29/0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DVAR TIMBÓ MENDES SOBRINHO (EDVAR)</text:p>
          </table:table-cell>
          <table:table-cell office:value-type="string" calcext:value-type="string">
            <text:p>59º BI Mtz (Maceió-AL)</text:p>
          </table:table-cell>
          <table:table-cell office:value-type="string" calcext:value-type="string">
            <text:p>edvar_4022@hot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LY BENÍCIO DE CARVALHO (BENÍC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ybenicio90@gmail.com</text:p>
          </table:table-cell>
          <table:table-cell table:style-name="ce5" office:value-type="date" office:date-value="2021-08-31" calcext:value-type="date">
            <text:p>31/08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ERALDO GOMES DE FARIAS (GOM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mexjpa@gmail.com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FLAVIO FREDERICO (FREDERICO)</text:p>
          </table:table-cell>
          <table:table-cell office:value-type="string" calcext:value-type="string">
            <text:p>CMRJ (Rio de Janeiro-RJ)</text:p>
          </table:table-cell>
          <table:table-cell office:value-type="string" calcext:value-type="string">
            <text:p>flaviofredy@hot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FRANCISCO DE ASSIS BRITO (BRI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ciscobritocaico@gmail.com</text:p>
          </table:table-cell>
          <table:table-cell table:style-name="ce5" office:value-type="date" office:date-value="2021-02-28" calcext:value-type="date">
            <text:p>28/02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FRANCISCO JOSÉ DOS SANTOS (DOS SANTOS)</text:p>
          </table:table-cell>
          <table:table-cell office:value-type="string" calcext:value-type="string">
            <text:p>Cmdo 6ª RM (Salvador-BA)</text:p>
          </table:table-cell>
          <table:table-cell office:value-type="string" calcext:value-type="string">
            <text:p>dossantos.montese90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GILSON RIBEIRO DE SAMPAIO (SAMPA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ilsonsampaio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GILVAN LUIS FERREIRA BRAGA (GILVA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fb@bol.com.br</text:p>
          </table:table-cell>
          <table:table-cell table:style-name="ce5" office:value-type="date" office:date-value="2021-03-31" calcext:value-type="date">
            <text:p>31/03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GIOVANI JADER DO NASCIMENTO (JADER)</text:p>
          </table:table-cell>
          <table:table-cell office:value-type="string" calcext:value-type="string">
            <text:p>4º BE Cmb (Itajubá-MG)</text:p>
          </table:table-cell>
          <table:table-cell office:value-type="string" calcext:value-type="string">
            <text:p>giovanijadernascimento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HAMILTON GUIMARÃES DA CUNHA RODRIGUES (HAMILTO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milton-71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HEITOR LUIZ DESSOY (HEITO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itordessoy@hotmail.com</text:p>
          </table:table-cell>
          <table:table-cell table:style-name="ce5" office:value-type="date" office:date-value="2020-11-30" calcext:value-type="date">
            <text:p>30/1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HELDER LUCHI (LUCHI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uchi@hotmail.com</text:p>
          </table:table-cell>
          <table:table-cell table:style-name="ce5" office:value-type="date" office:date-value="2020-08-31" calcext:value-type="date">
            <text:p>31/08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ISAAC MORAIS DE ALMEIDA (ISAAC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aacpanosso@hotmail.com</text:p>
          </table:table-cell>
          <table:table-cell table:style-name="ce5" office:value-type="date" office:date-value="2021-02-28" calcext:value-type="date">
            <text:p>28/02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AIME CÉSAR GUIMARÃES (JAIM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imecestp@yahoo.com.br</text:p>
          </table:table-cell>
          <table:table-cell table:style-name="ce5" office:value-type="date" office:date-value="2021-08-31" calcext:value-type="date">
            <text:p>31/08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ACIR DE OLIVEIRA REZENDE (JOACI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aciror@gmail.com</text:p>
          </table:table-cell>
          <table:table-cell table:style-name="ce5" office:value-type="date" office:date-value="2020-01-31" calcext:value-type="date">
            <text:p>31/0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ÃO BOSCO DOS SANTOS FERREIRA (BOSCO)</text:p>
          </table:table-cell>
          <table:table-cell office:value-type="string" calcext:value-type="string">
            <text:p>COTER (Brasília-DF)</text:p>
          </table:table-cell>
          <table:table-cell office:value-type="string" calcext:value-type="string">
            <text:p>jbsf70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ÃO JUSTINO SANTOS DE MORAES (JUSTINO)</text:p>
          </table:table-cell>
          <table:table-cell office:value-type="string" calcext:value-type="string">
            <text:p>Cmdo 1º Gpt E (João Pessoa-PB)</text:p>
          </table:table-cell>
          <table:table-cell office:value-type="string" calcext:value-type="string">
            <text:p>jjustinosm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AQUIM NETO VIEIRA DE CARVALHO (J NE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gt_jneto@hotmail.com</text:p>
          </table:table-cell>
          <table:table-cell table:style-name="ce5" office:value-type="date" office:date-value="2020-08-31" calcext:value-type="date">
            <text:p>31/08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RGE LEONI VALLIM VIEIRA (VALLI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lvallim@hotmail.com</text:p>
          </table:table-cell>
          <table:table-cell table:style-name="ce5" office:value-type="date" office:date-value="2020-08-31" calcext:value-type="date">
            <text:p>31/08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AFONSO CARVALHO DA SILVA (AFONS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.carvalho.silva@gmail.com</text:p>
          </table:table-cell>
          <table:table-cell table:style-name="ce5" office:value-type="date" office:date-value="2020-09-30" calcext:value-type="date">
            <text:p>30/09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DELGADO DOS SANTOS (DELGA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sedelgado6@hotmail.com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HAMILTON PEREIRA MOREIRA (MOREIR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phmoreira@hotmail.com</text:p>
          </table:table-cell>
          <table:table-cell table:style-name="ce5" office:value-type="date" office:date-value="2020-11-30" calcext:value-type="date">
            <text:p>30/1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LUIS DA SILVA (JOSÉ LUI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se.carlajlcc@hotmail.com</text:p>
          </table:table-cell>
          <table:table-cell table:style-name="ce5" office:value-type="date" office:date-value="2021-03-31" calcext:value-type="date">
            <text:p>31/03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LUIZ DA LUZ (LUIZ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l.luz@uol.com.br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OGUNIRA SAGAZ MACHADO (SAGAZ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seogunira@yahoo.com.br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É OTÁVIO ALMEIDA DE AZEVEDO (OTÁV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avio1966@gmail.com</text:p>
          </table:table-cell>
          <table:table-cell table:style-name="ce5" office:value-type="date" office:date-value="2020-12-31" calcext:value-type="date">
            <text:p>31/1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IAS SILVA DE OLIVEIRA (JOSIAS)</text:p>
          </table:table-cell>
          <table:table-cell office:value-type="string" calcext:value-type="string">
            <text:p>Cmdo 7ª RM (Recife-PE)</text:p>
          </table:table-cell>
          <table:table-cell office:value-type="string" calcext:value-type="string">
            <text:p>stenjosias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OSIVANDRO TEIXEIRA GONDINHO (JOSIVANDR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wandro@bol.com.br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UAREZ SOUZA DA SILVA (JUAREZ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juarez1971@gmail.com</text:p>
          </table:table-cell>
          <table:table-cell table:style-name="ce5" office:value-type="date" office:date-value="2020-02-29" calcext:value-type="date">
            <text:p>29/0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URANDIR PEREIRA LIMA (JURANDI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randir18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JURANDIR SOARES VENTURA (VENTURA)</text:p>
          </table:table-cell>
          <table:table-cell office:value-type="string" calcext:value-type="string">
            <text:p>Cmdo 7ª RM (Recife-PE)</text:p>
          </table:table-cell>
          <table:table-cell office:value-type="string" calcext:value-type="string">
            <text:p>jurandirventura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KENNEDY MARCOS SOARES (KENNEDY)</text:p>
          </table:table-cell>
          <table:table-cell office:value-type="string" calcext:value-type="string">
            <text:p>2º BEC (Teresina-PI)</text:p>
          </table:table-cell>
          <table:table-cell office:value-type="string" calcext:value-type="string">
            <text:p>kmsoares681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LUÍS FLÁVIO FALCAO TORRES (FALCAO)</text:p>
          </table:table-cell>
          <table:table-cell office:value-type="string" calcext:value-type="string">
            <text:p>Esqd Cmdo 1ª Bda C Mec (Santiago-RS)</text:p>
          </table:table-cell>
          <table:table-cell office:value-type="string" calcext:value-type="string">
            <text:p>lfalcaotorres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NOEL AILTON COSTA BARROS (COST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oel.barros@gmail.com</text:p>
          </table:table-cell>
          <table:table-cell table:style-name="ce5" office:value-type="date" office:date-value="2021-08-31" calcext:value-type="date">
            <text:p>31/08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NOEL BEZERRA DE ARAÚJO (BEZERR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banatal@hotmail.com</text:p>
          </table:table-cell>
          <table:table-cell table:style-name="ce5" office:value-type="date" office:date-value="2020-08-31" calcext:value-type="date">
            <text:p>31/08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ELO DO NASCIMENTO (MARCEL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celomilitar90@gmail.com</text:p>
          </table:table-cell>
          <table:table-cell table:style-name="ce5" office:value-type="date" office:date-value="2020-12-31" calcext:value-type="date">
            <text:p>31/1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ELO LUIZ DA SILVA (MARCELO LUIZ)</text:p>
          </table:table-cell>
          <table:table-cell office:value-type="string" calcext:value-type="string">
            <text:p>CTEx (Rio de Janeiro-RJ)</text:p>
          </table:table-cell>
          <table:table-cell office:value-type="string" calcext:value-type="string">
            <text:p>marcelofhp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ÁRCIO EUGÊNIO BEZERRA DE SOUSA (MÁRC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cio_ebs@hotmail.com</text:p>
          </table:table-cell>
          <table:table-cell table:style-name="ce5" office:value-type="date" office:date-value="2020-08-31" calcext:value-type="date">
            <text:p>31/08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O ANTONIO HONORATO DA SILVEIRA (HONORA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_honorato@yahoo.com.br</text:p>
          </table:table-cell>
          <table:table-cell table:style-name="ce5" office:value-type="date" office:date-value="2021-03-31" calcext:value-type="date">
            <text:p>31/03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RCOS LIMA DOS SANTOS (LIMA SANTOS)</text:p>
          </table:table-cell>
          <table:table-cell office:value-type="string" calcext:value-type="string">
            <text:p>Cia Cmdo 1º Gpt E (João Pessoa-PB)</text:p>
          </table:table-cell>
          <table:table-cell office:value-type="string" calcext:value-type="string">
            <text:p>limapqdtsantos@hot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ÁRIO DENER RODRIGUES FERREIRA (RODRIGU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NERMAR@HOTMAIL.COM</text:p>
          </table:table-cell>
          <table:table-cell table:style-name="ce5" office:value-type="date" office:date-value="2020-11-30" calcext:value-type="date">
            <text:p>30/1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MAURO SERGIO VIEIRA (SERG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urosergiovieira32@gmail.com</text:p>
          </table:table-cell>
          <table:table-cell table:style-name="ce5" office:value-type="date" office:date-value="2020-12-31" calcext:value-type="date">
            <text:p>31/1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ODENILDO SOUSA SERRA (ODENIL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denildood@yahoo.com.br</text:p>
          </table:table-cell>
          <table:table-cell table:style-name="ce5" office:value-type="date" office:date-value="2020-12-31" calcext:value-type="date">
            <text:p>31/1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PAULO PINHEIRO DOS SANTOS (PINHEIR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kirk1969@hotmail.com</text:p>
          </table:table-cell>
          <table:table-cell table:style-name="ce5" office:value-type="date" office:date-value="2021-08-31" calcext:value-type="date">
            <text:p>31/08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PAULO ROBERTO CORREA DE OLIVEIRA (ROBER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berto_cachoeira@yahoo.com.br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ENATO WISNIEWSKI (RENATO)</text:p>
          </table:table-cell>
          <table:table-cell office:value-type="string" calcext:value-type="string">
            <text:p>4º B Log (Santa Maria-RS)</text:p>
          </table:table-cell>
          <table:table-cell office:value-type="string" calcext:value-type="string">
            <text:p>ticuna2000@bol.com.br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IVANILDO GOMES DOS SANTOS (GOMES)</text:p>
          </table:table-cell>
          <table:table-cell office:value-type="string" calcext:value-type="string">
            <text:p>MD (Brasília-DF)</text:p>
          </table:table-cell>
          <table:table-cell office:value-type="string" calcext:value-type="string">
            <text:p>gomesrgs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OBERTO LOPES DE OLIVEIRA (ROBERT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bertolonit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OBERTO MARCOS DE SOUSA MIRANDA (R MARCO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berto.marcos90@yahoo.com.br</text:p>
          </table:table-cell>
          <table:table-cell table:style-name="ce5" office:value-type="date" office:date-value="2020-02-29" calcext:value-type="date">
            <text:p>29/0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ROSINALDO FERREIRA DA SILVA (SILV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sinaldo.silva@bol.com.br</text:p>
          </table:table-cell>
          <table:table-cell table:style-name="ce5" office:value-type="date" office:date-value="2021-01-15" calcext:value-type="date">
            <text:p>15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SANCLÉ PEREIRA DOS SANTOS (SANCLÉ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cleps@yahoo.com.br</text:p>
          </table:table-cell>
          <table:table-cell table:style-name="ce5" office:value-type="date" office:date-value="2020-01-31" calcext:value-type="date">
            <text:p>31/0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SILVANI FERREIRA FILHO (SILVANI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bisilvani@bol.com.br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SILVIO SALES DE MENDONÇA (SILVIO)</text:p>
          </table:table-cell>
          <table:table-cell office:value-type="string" calcext:value-type="string">
            <text:p>D M E (Brasília-DF)</text:p>
          </table:table-cell>
          <table:table-cell office:value-type="string" calcext:value-type="string">
            <text:p>silviosalesmendonca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VALDEMAR FERNANDES DA SILVA (FERNAND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rnandesvaldemar@live.com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VALDIR SOUZA BRASIL (BRASIL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asilbesson@bol.com.br</text:p>
          </table:table-cell>
          <table:table-cell table:style-name="ce5" office:value-type="date" office:date-value="2020-12-31" calcext:value-type="date">
            <text:p>31/1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VLADIMIR ALEXANDRE DA SILVA ARAUJO (VLADIMI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ladimir.araujo1@bol.com.br</text:p>
          </table:table-cell>
          <table:table-cell table:style-name="ce5" office:value-type="date" office:date-value="2021-07-31" calcext:value-type="date">
            <text:p>31/07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p QAO-Adm G</text:p>
          </table:table-cell>
          <table:table-cell office:value-type="string" calcext:value-type="string">
            <text:p>WILBERÇON DE SOUSA FREITAS (WILBERÇO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lberconsf@hotmail.com</text:p>
          </table:table-cell>
          <table:table-cell table:style-name="ce5" office:value-type="date" office:date-value="2020-12-31" calcext:value-type="date">
            <text:p>31/12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ALCINDO RABÊLO CAMPOS (ALCIN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cindovsk@hotmail.com</text:p>
          </table:table-cell>
          <table:table-cell table:style-name="ce5" office:value-type="date" office:date-value="2016-12-31" calcext:value-type="date">
            <text:p>31/12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ALEXANDER XAVIER MOREIRA (ALEXANDER)</text:p>
          </table:table-cell>
          <table:table-cell office:value-type="string" calcext:value-type="string">
            <text:p>CRO / 11ª RM (Brasília-DF)</text:p>
          </table:table-cell>
          <table:table-cell office:value-type="string" calcext:value-type="string">
            <text:p>alexkurumin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ALFEU BRANDÃO SILVA (BRANDÃO)</text:p>
          </table:table-cell>
          <table:table-cell office:value-type="string" calcext:value-type="string">
            <text:p>9º BEC (Cuiabá-MT)</text:p>
          </table:table-cell>
          <table:table-cell office:value-type="string" calcext:value-type="string">
            <text:p>alfeubrandao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CARLOS ROBERTO DIAS DE MATTOS (MATTO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tos90@yahoo.com.br</text:p>
          </table:table-cell>
          <table:table-cell table:style-name="ce5" office:value-type="date" office:date-value="2019-04-30" calcext:value-type="date">
            <text:p>30/04/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CÉLIO GONÇALVES DA SILVA (CELI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iolife@yahoo.com.br</text:p>
          </table:table-cell>
          <table:table-cell table:style-name="ce5" office:value-type="date" office:date-value="2017-07-31" calcext:value-type="date">
            <text:p>31/07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ELOIR CARDOSO DOS SANTOS (CARDOS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_loir69@hotmail.com</text:p>
          </table:table-cell>
          <table:table-cell table:style-name="ce5" office:value-type="date" office:date-value="2021-01-31" calcext:value-type="date">
            <text:p>31/01/2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EVERALDO MARINHO DE ALMEIDA (EVERAL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raldomarinho001@gmail.com</text:p>
          </table:table-cell>
          <table:table-cell table:style-name="ce5" office:value-type="date" office:date-value="2017-06-30" calcext:value-type="date">
            <text:p>30/06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FRANCISCO CARLOS LEAL (LEAL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losleal11@outlook.com</text:p>
          </table:table-cell>
          <table:table-cell table:style-name="ce5" office:value-type="date" office:date-value="2015-07-31" calcext:value-type="date">
            <text:p>31/07/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FRANCISCO CAVALCANTE DE VASCONCELOS (VASCONCELO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sconcerika@gmail.com</text:p>
          </table:table-cell>
          <table:table-cell table:style-name="ce5" office:value-type="date" office:date-value="2020-07-31" calcext:value-type="date">
            <text:p>31/07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GERSON ALVES DE SOUZA (GERSON)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date" office:date-value="2012-12-05" calcext:value-type="date">
            <text:p>05/12/12</text:p>
          </table:table-cell>
          <table:table-cell office:value-type="string" calcext:value-type="string">
            <text:p>Licenciamento do serviço ativo a pedido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IVAN RODRIGUES DA SILVA (R SILV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nebelsilva@hotmail.com</text:p>
          </table:table-cell>
          <table:table-cell table:style-name="ce5" office:value-type="date" office:date-value="2015-03-31" calcext:value-type="date">
            <text:p>31/03/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EAN EUFRÁSIO DA SILVA (JEA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vaeufrasio@hotmail.com</text:p>
          </table:table-cell>
          <table:table-cell table:style-name="ce5" office:value-type="date" office:date-value="2013-11-30" calcext:value-type="date">
            <text:p>30/11/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OSÉ ANTONIO MONTEIRO DA SILVA (MONTEIR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iro.advogado@yahoo.com.br</text:p>
          </table:table-cell>
          <table:table-cell table:style-name="ce5" office:value-type="date" office:date-value="2012-04-30" calcext:value-type="date">
            <text:p>30/04/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OSE ESCOCIO DE CERQUEIRA CAMPOS (CERQUEIR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ttacampos@hotmail.com</text:p>
          </table:table-cell>
          <table:table-cell table:style-name="ce5" office:value-type="date" office:date-value="2020-01-31" calcext:value-type="date">
            <text:p>31/01/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JÚLIO CÉSAR SANTOS VIEIRA (VIEIR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eira_155@yahoo.com.br</text:p>
          </table:table-cell>
          <table:table-cell table:style-name="ce5" office:value-type="date" office:date-value="2012-06-30" calcext:value-type="date">
            <text:p>30/06/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LUIZ ANTONIO PIRES JUNIOR (PIRES JUNIOR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aticoeletronicos@hotmail.com</text:p>
          </table:table-cell>
          <table:table-cell table:style-name="ce5" office:value-type="date" office:date-value="2015-09-30" calcext:value-type="date">
            <text:p>30/09/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LUIZ FELIPE CZEZESKI (LUIZ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izfelipeczezeski@gmail.com</text:p>
          </table:table-cell>
          <table:table-cell table:style-name="ce5" office:value-type="date" office:date-value="2011-10-31" calcext:value-type="date">
            <text:p>31/10/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MÁRCIO ROGÉRIO TEIXEIRA MACHADO (MACHA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gerioteixeiram@gmail.com</text:p>
          </table:table-cell>
          <table:table-cell table:style-name="ce5" office:value-type="date" office:date-value="2016-02-29" calcext:value-type="date">
            <text:p>29/02/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MARCOS PINTO DE OLIVEIRA FRANÇA (MARCOS PINTO)</text:p>
          </table:table-cell>
          <table:table-cell office:value-type="string" calcext:value-type="string">
            <text:p>25º B Log (Es) (Rio de Janeiro-RJ)</text:p>
          </table:table-cell>
          <table:table-cell office:value-type="string" calcext:value-type="string">
            <text:p>naviotanque055@gmail.co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NEILTON SÉRGIO ORIPKA (NEILTON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lton.sergio.oripka@bol.com.br</text:p>
          </table:table-cell>
          <table:table-cell table:style-name="ce5" office:value-type="date" office:date-value="2015-07-31" calcext:value-type="date">
            <text:p>31/07/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RAIMUNDO JOSE MENDES DE SOUSA (MENDE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icomendesss@bol.com.br</text:p>
          </table:table-cell>
          <table:table-cell table:style-name="ce5" office:value-type="date" office:date-value="2018-05-31" calcext:value-type="date">
            <text:p>31/05/1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 Ten Eng</text:p>
          </table:table-cell>
          <table:table-cell office:value-type="string" calcext:value-type="string">
            <text:p>RONALDO BITTENCOURT SALGADO (SALGADO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gadorb@hotmail.com</text:p>
          </table:table-cell>
          <table:table-cell table:style-name="ce5" office:value-type="date" office:date-value="2017-06-30" calcext:value-type="date">
            <text:p>30/06/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10484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3" table:target-range-address="GERAL.A1:GERAL.G1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739cm" fo:margin-right="0.741cm" fo:border="none" fo:padding="0cm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0:31:22.9607552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23:08:36.341221015</meta:creation-date>
    <dc:date>2021-10-22T00:41:09.928927719</dc:date>
    <meta:editing-duration>PT10M48S</meta:editing-duration>
    <meta:editing-cycles>10</meta:editing-cycles>
    <meta:generator>LibreOffice/7.2.2.2$Linux_X86_64 LibreOffice_project/02b2acce88a210515b4a5bb2e46cbfb63fe97d56</meta:generator>
    <meta:document-statistic meta:table-count="4" meta:cell-count="1502" meta:object-count="0"/>
  </office:meta>
</office:document-meta>
</file>